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+mn-ea" svg:font-family="+mn-ea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auto">
        <style:tab-stops>
          <style:tab-stop style:position="2.75in"/>
        </style:tab-stops>
      </style:paragraph-properties>
      <style:text-properties style:font-name="Times New Roman" fo:font-size="11pt" fo:language="hr" fo:country="HR" officeooo:paragraph-rsid="001f8de2" style:font-size-asian="11pt" style:language-asian="en" style:country-asian="US" style:font-name-complex="Times New Roman" style:font-size-complex="11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1pt" fo:language="hr" fo:country="HR" officeooo:paragraph-rsid="001f8de2" style:font-size-asian="11pt" style:language-asian="en" style:country-asian="US" style:font-name-complex="Times New Roman" style:font-size-complex="11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1pt" fo:language="hr" fo:country="HR" fo:font-weight="bold" officeooo:paragraph-rsid="001f8de2" style:font-size-asian="11pt" style:language-asian="en" style:country-asian="US" style:font-weight-asian="bold" style:font-name-complex="Times New Roman" style:font-size-complex="11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01f8de2" style:font-size-asian="11pt" style:font-size-complex="11pt"/>
    </style:style>
    <style:style style:name="P5" style:family="paragraph" style:parent-style-name="Standard" style:list-style-name="L1">
      <style:paragraph-properties fo:margin-top="0in" fo:margin-bottom="0.1181in" loext:contextual-spacing="false" fo:text-align="justify" style:justify-single-word="false"/>
      <style:text-properties style:font-name="Times New Roman" officeooo:paragraph-rsid="001f8de2"/>
    </style:style>
    <style:style style:name="P6" style:family="paragraph" style:parent-style-name="Standard" style:list-style-name="L1">
      <style:paragraph-properties fo:margin-top="0in" fo:margin-bottom="0.1181in" loext:contextual-spacing="false" fo:text-align="justify" style:justify-single-word="false"/>
      <style:text-properties style:font-name="Times New Roman" officeooo:paragraph-rsid="00278221"/>
    </style:style>
    <style:style style:name="P7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paragraph-rsid="0031448b"/>
    </style:style>
    <style:style style:name="P8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paragraph-rsid="00333491"/>
    </style:style>
    <style:style style:name="P9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paragraph-rsid="003c0761"/>
    </style:style>
    <style:style style:name="P10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fo:font-size="11pt" fo:language="hr" fo:country="HR" officeooo:paragraph-rsid="00248a77" style:font-size-asian="11pt" style:language-asian="none" style:country-asian="none" style:font-name-complex="Times New Roman" style:font-size-complex="11pt"/>
    </style:style>
    <style:style style:name="P11" style:family="paragraph" style:parent-style-name="Standard">
      <style:paragraph-properties fo:margin-top="0in" fo:margin-bottom="0.1181in" loext:contextual-spacing="false" fo:text-align="end" style:justify-single-word="false">
        <style:tab-stops>
          <style:tab-stop style:position="3.6252in"/>
        </style:tab-stops>
      </style:paragraph-properties>
      <style:text-properties style:font-name="Times New Roman" fo:font-size="11pt" fo:language="hr" fo:country="HR" officeooo:paragraph-rsid="001f8de2" style:font-size-asian="11pt" style:language-asian="en" style:country-asian="US" style:font-name-complex="Times New Roman" style:font-size-complex="11pt"/>
    </style:style>
    <style:style style:name="P12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1448b" officeooo:paragraph-rsid="0041d218"/>
    </style:style>
    <style:style style:name="P13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33491" officeooo:paragraph-rsid="00350cf3"/>
    </style:style>
    <style:style style:name="P14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33491" officeooo:paragraph-rsid="00364570"/>
    </style:style>
    <style:style style:name="P15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50cf3" officeooo:paragraph-rsid="00350cf3"/>
    </style:style>
    <style:style style:name="P16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50cf3" officeooo:paragraph-rsid="0037a7e7"/>
    </style:style>
    <style:style style:name="P17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50cf3" officeooo:paragraph-rsid="003de591"/>
    </style:style>
    <style:style style:name="P18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50cf3" officeooo:paragraph-rsid="003fa406"/>
    </style:style>
    <style:style style:name="P19" style:family="paragraph" style:parent-style-name="Standard">
      <style:paragraph-properties fo:margin-top="0in" fo:margin-bottom="0.1181in" loext:contextual-spacing="false" fo:text-align="justify" style:justify-single-word="false"/>
      <style:text-properties style:font-name="Times New Roman" officeooo:rsid="00350cf3" officeooo:paragraph-rsid="003ff35e"/>
    </style:style>
    <style:style style:name="P20" style:family="paragraph" style:parent-style-name="Text_20_body">
      <style:paragraph-properties fo:margin-top="0in" fo:margin-bottom="0.1181in" loext:contextual-spacing="false"/>
      <style:text-properties style:font-name="Times New Roman" officeooo:rsid="00235e02" officeooo:paragraph-rsid="00235e02"/>
    </style:style>
    <style:style style:name="P21" style:family="paragraph" style:parent-style-name="Text_20_body">
      <style:paragraph-properties fo:margin-top="0in" fo:margin-bottom="0.1181in" loext:contextual-spacing="false" fo:text-align="justify" style:justify-single-word="false"/>
      <style:text-properties style:font-name="Times New Roman" fo:font-size="11pt" fo:language="hr" fo:country="HR" officeooo:paragraph-rsid="001f8de2" style:font-size-asian="11pt" style:language-asian="en" style:country-asian="US" style:font-name-complex="Times New Roman" style:font-size-complex="11pt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8de2"/>
    </style:style>
    <style:style style:name="T2" style:family="text">
      <style:text-properties style:use-window-font-color="true" fo:font-size="11pt" fo:language="hr" fo:country="HR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use-window-font-color="true" fo:font-size="11pt" fo:language="hr" fo:country="HR" officeooo:rsid="001f8de2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style:use-window-font-color="true" fo:font-size="11pt" fo:language="hr" fo:country="HR" officeooo:rsid="00235e02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5" style:family="text">
      <style:text-properties style:use-window-font-color="true" fo:font-size="11pt" fo:language="hr" fo:country="HR" officeooo:rsid="002d36a2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6" style:family="text">
      <style:text-properties style:use-window-font-color="true" fo:font-size="11pt" fo:language="hr" fo:country="HR" officeooo:rsid="002f0f95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use-window-font-color="true" fo:font-size="11pt" fo:language="hr" fo:country="HR" officeooo:rsid="00306c10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use-window-font-color="true" fo:font-size="11pt" fo:language="hr" fo:country="HR" officeooo:rsid="0031448b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9" style:family="text">
      <style:text-properties style:use-window-font-color="true" fo:font-size="11pt" fo:language="hr" fo:country="HR" officeooo:rsid="003ff35e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0" style:family="text">
      <style:text-properties style:use-window-font-color="true" fo:font-size="11pt" fo:language="hr" fo:country="HR" officeooo:rsid="004231b6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1" style:family="text">
      <style:text-properties style:use-window-font-color="true" fo:font-size="11pt" fo:language="hr" fo:country="HR" officeooo:rsid="00333491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2" style:family="text">
      <style:text-properties style:use-window-font-color="true" fo:font-size="11pt" fo:language="hr" fo:country="HR" fo:font-style="italic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13" style:family="text">
      <style:text-properties style:use-window-font-color="true" fo:font-size="11pt" fo:language="hr" fo:country="HR" fo:font-style="italic" officeooo:rsid="001f8de2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14" style:family="text">
      <style:text-properties style:use-window-font-color="true" fo:font-size="11pt" fo:language="hr" fo:country="HR" fo:font-style="italic" officeooo:rsid="0021839a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15" style:family="text">
      <style:text-properties style:use-window-font-color="true" fo:font-size="11pt" fo:language="hr" fo:country="HR" fo:font-style="italic" officeooo:rsid="00306c10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16" style:family="text">
      <style:text-properties style:use-window-font-color="true" fo:font-size="11pt" fo:language="hr" fo:country="HR" fo:font-style="italic" officeooo:rsid="0041d218" style:font-name-asian="Times New Roman" style:font-size-asian="11pt" style:language-asian="en" style:country-asian="US" style:font-style-asian="italic" style:font-name-complex="Times New Roman" style:font-size-complex="11pt" style:language-complex="ar" style:country-complex="SA" style:font-style-complex="italic"/>
    </style:style>
    <style:style style:name="T17" style:family="text">
      <style:text-properties style:use-window-font-color="true" fo:font-size="11pt" fo:language="hr" fo:country="HR" fo:font-style="normal" officeooo:rsid="00306c10" style:font-name-asian="Times New Roman" style:font-size-asian="11pt" style:language-asian="en" style:country-asian="US" style:font-style-asian="normal" style:font-name-complex="Times New Roman" style:font-size-complex="11pt" style:language-complex="ar" style:country-complex="SA" style:font-style-complex="normal"/>
    </style:style>
    <style:style style:name="T18" style:family="text">
      <style:text-properties style:use-window-font-color="true" style:font-name="Times New Roman" fo:font-size="11pt" fo:language="hr" fo:country="HR" officeooo:rsid="00306c10" style:font-name-asian="Times New Roman" style:font-size-asian="11pt" style:language-asian="en" style:country-asian="US" style:font-name-complex="Times New Roman" style:font-size-complex="11pt" style:language-complex="ar" style:country-complex="SA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248a77" style:font-size-asian="11pt" style:font-size-complex="11pt"/>
    </style:style>
    <style:style style:name="T21" style:family="text">
      <style:text-properties fo:font-size="11pt" officeooo:rsid="00278221" style:font-size-asian="11pt" style:font-size-complex="11pt"/>
    </style:style>
    <style:style style:name="T22" style:family="text">
      <style:text-properties fo:font-size="11pt" officeooo:rsid="00295ddf" style:font-size-asian="11pt" style:font-size-complex="11pt"/>
    </style:style>
    <style:style style:name="T23" style:family="text">
      <style:text-properties fo:font-size="11pt" officeooo:rsid="002b4c22" style:font-size-asian="11pt" style:font-size-complex="11pt"/>
    </style:style>
    <style:style style:name="T24" style:family="text">
      <style:text-properties fo:font-size="11pt" officeooo:rsid="004231b6" style:font-size-asian="11pt" style:font-size-complex="11pt"/>
    </style:style>
    <style:style style:name="T25" style:family="text">
      <style:text-properties fo:font-size="11pt" fo:language="hr" fo:country="HR" style:font-size-asian="11pt" style:language-asian="en" style:country-asian="US" style:font-name-complex="Times New Roman" style:font-size-complex="11pt"/>
    </style:style>
    <style:style style:name="T26" style:family="text">
      <style:text-properties fo:font-size="11pt" fo:language="hr" fo:country="HR" officeooo:rsid="00268931" style:font-size-asian="11pt" style:language-asian="en" style:country-asian="US" style:font-name-complex="Times New Roman" style:font-size-complex="11pt"/>
    </style:style>
    <style:style style:name="T27" style:family="text">
      <style:text-properties fo:font-size="11pt" fo:language="hr" fo:country="HR" officeooo:rsid="00278221" style:font-size-asian="11pt" style:language-asian="en" style:country-asian="US" style:font-name-complex="Times New Roman" style:font-size-complex="11pt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1pt" fo:font-style="italic" officeooo:rsid="003fa406" style:font-size-asian="11pt" style:font-style-asian="italic" style:font-size-complex="11pt" style:font-style-complex="italic"/>
    </style:style>
    <style:style style:name="T30" style:family="text">
      <style:text-properties fo:color="#000000" fo:font-size="11pt" fo:language="hr" fo:country="HR" style:font-size-asian="11pt" style:language-asian="en" style:country-asian="US" style:font-name-complex="Times New Roman" style:font-size-complex="11pt"/>
    </style:style>
    <style:style style:name="T31" style:family="text">
      <style:text-properties fo:color="#000000" fo:font-size="11pt" fo:language="hr" fo:country="HR" officeooo:rsid="00248a77" style:font-size-asian="11pt" style:language-asian="en" style:country-asian="US" style:font-name-complex="Times New Roman" style:font-size-complex="11pt"/>
    </style:style>
    <style:style style:name="T32" style:family="text">
      <style:text-properties fo:color="#000000" fo:font-size="11pt" fo:language="hr" fo:country="HR" officeooo:rsid="00235e02" style:font-size-asian="11pt" style:language-asian="en" style:country-asian="US" style:font-name-complex="Times New Roman" style:font-size-complex="11pt"/>
    </style:style>
    <style:style style:name="T33" style:family="text">
      <style:text-properties fo:color="#000000" fo:font-size="11pt" fo:language="hr" fo:country="HR" officeooo:rsid="00333491" style:font-size-asian="11pt" style:language-asian="en" style:country-asian="US" style:font-name-complex="Times New Roman" style:font-size-complex="11pt"/>
    </style:style>
    <style:style style:name="T34" style:family="text">
      <style:text-properties fo:color="#000000" fo:font-size="11pt" fo:language="hr" fo:country="HR" officeooo:rsid="00350cf3" style:font-size-asian="11pt" style:language-asian="en" style:country-asian="US" style:font-name-complex="Times New Roman" style:font-size-complex="11pt"/>
    </style:style>
    <style:style style:name="T35" style:family="text">
      <style:text-properties fo:color="#000000" fo:font-size="11pt" fo:language="hr" fo:country="HR" officeooo:rsid="0038aebf" style:font-size-asian="11pt" style:language-asian="en" style:country-asian="US" style:font-name-complex="Times New Roman" style:font-size-complex="11pt"/>
    </style:style>
    <style:style style:name="T36" style:family="text">
      <style:text-properties fo:color="#000000" fo:font-size="11pt" fo:language="hr" fo:country="HR" officeooo:rsid="004231b6" style:font-size-asian="11pt" style:language-asian="en" style:country-asian="US" style:font-name-complex="Times New Roman" style:font-size-complex="11pt"/>
    </style:style>
    <style:style style:name="T37" style:family="text">
      <style:text-properties fo:color="#000000" fo:font-size="11pt" fo:language="hr" fo:country="HR" fo:font-style="italic" style:font-size-asian="11pt" style:language-asian="en" style:country-asian="US" style:font-style-asian="italic" style:font-name-complex="Times New Roman" style:font-size-complex="11pt" style:font-style-complex="italic"/>
    </style:style>
    <style:style style:name="T38" style:family="text">
      <style:text-properties fo:color="#000000" fo:font-size="11pt" fo:language="hr" fo:country="HR" fo:font-style="italic" officeooo:rsid="00235e02" style:font-size-asian="11pt" style:language-asian="en" style:country-asian="US" style:font-style-asian="italic" style:font-name-complex="Times New Roman" style:font-size-complex="11pt" style:font-style-complex="italic"/>
    </style:style>
    <style:style style:name="T39" style:family="text">
      <style:text-properties fo:color="#000000" fo:font-size="11pt" fo:language="hr" fo:country="HR" fo:font-style="italic" officeooo:rsid="00333491" style:font-size-asian="11pt" style:language-asian="en" style:country-asian="US" style:font-style-asian="italic" style:font-name-complex="Times New Roman" style:font-size-complex="11pt" style:font-style-complex="italic"/>
    </style:style>
    <style:style style:name="T40" style:family="text">
      <style:text-properties fo:color="#000000" fo:font-size="11pt" fo:language="hr" fo:country="HR" fo:font-style="italic" officeooo:rsid="0037a7e7" style:font-size-asian="11pt" style:language-asian="en" style:country-asian="US" style:font-style-asian="italic" style:font-name-complex="Times New Roman" style:font-size-complex="11pt" style:font-style-complex="italic"/>
    </style:style>
    <style:style style:name="T41" style:family="text">
      <style:text-properties fo:color="#000000" fo:font-size="11pt" fo:language="hr" fo:country="HR" fo:font-style="italic" officeooo:rsid="00385af8" style:font-size-asian="11pt" style:language-asian="en" style:country-asian="US" style:font-style-asian="italic" style:font-name-complex="Times New Roman" style:font-size-complex="11pt" style:font-style-complex="italic"/>
    </style:style>
    <style:style style:name="T42" style:family="text">
      <style:text-properties fo:color="#000000" fo:font-size="11pt" fo:language="hr" fo:country="HR" fo:font-style="italic" officeooo:rsid="00350cf3" style:font-size-asian="11pt" style:language-asian="en" style:country-asian="US" style:font-style-asian="italic" style:font-name-complex="Times New Roman" style:font-size-complex="11pt" style:font-style-complex="italic"/>
    </style:style>
    <style:style style:name="T43" style:family="text">
      <style:text-properties fo:color="#000000" fo:font-size="11pt" fo:language="hr" fo:country="HR" fo:font-style="italic" officeooo:rsid="003de591" style:font-size-asian="11pt" style:language-asian="en" style:country-asian="US" style:font-style-asian="italic" style:font-name-complex="Times New Roman" style:font-size-complex="11pt" style:font-style-complex="italic"/>
    </style:style>
    <style:style style:name="T44" style:family="text">
      <style:text-properties fo:color="#000000" fo:font-size="11pt" fo:language="hr" fo:country="HR" fo:font-style="italic" officeooo:rsid="003fa406" style:font-size-asian="11pt" style:language-asian="en" style:country-asian="US" style:font-style-asian="italic" style:font-name-complex="Times New Roman" style:font-size-complex="11pt" style:font-style-complex="italic"/>
    </style:style>
    <style:style style:name="T45" style:family="text">
      <style:text-properties fo:color="#000000" fo:font-size="11pt" fo:language="hr" fo:country="HR" fo:font-style="italic" officeooo:rsid="004231b6" style:font-size-asian="11pt" style:language-asian="en" style:country-asian="US" style:font-style-asian="italic" style:font-name-complex="Times New Roman" style:font-size-complex="11pt" style:font-style-complex="italic"/>
    </style:style>
    <style:style style:name="T46" style:family="text">
      <style:text-properties fo:color="#000000" fo:font-size="11pt" fo:language="hr" fo:country="HR" fo:font-style="normal" style:font-size-asian="11pt" style:language-asian="en" style:country-asian="US" style:font-style-asian="normal" style:font-name-complex="Times New Roman" style:font-size-complex="11pt" style:font-style-complex="normal"/>
    </style:style>
    <style:style style:name="T47" style:family="text">
      <style:text-properties fo:color="#000000" fo:font-size="11pt" fo:language="hr" fo:country="HR" fo:font-style="normal" officeooo:rsid="00350cf3" style:font-size-asian="11pt" style:language-asian="en" style:country-asian="US" style:font-style-asian="normal" style:font-name-complex="Times New Roman" style:font-size-complex="11pt" style:font-style-complex="normal"/>
    </style:style>
    <style:style style:name="T48" style:family="text">
      <style:text-properties fo:color="#000000" fo:font-size="11pt" fo:language="hr" fo:country="HR" fo:font-style="normal" officeooo:rsid="00333491" style:font-size-asian="11pt" style:language-asian="en" style:country-asian="US" style:font-style-asian="normal" style:font-name-complex="Times New Roman" style:font-size-complex="11pt" style:font-style-complex="normal"/>
    </style:style>
    <style:style style:name="T49" style:family="text">
      <style:text-properties fo:color="#000000" fo:font-size="11pt" fo:language="hr" fo:country="HR" fo:font-style="normal" officeooo:rsid="0035d11d" style:font-size-asian="11pt" style:language-asian="en" style:country-asian="US" style:font-style-asian="normal" style:font-name-complex="Times New Roman" style:font-size-complex="11pt" style:font-style-complex="normal"/>
    </style:style>
    <style:style style:name="T50" style:family="text">
      <style:text-properties fo:color="#000000" fo:font-size="11pt" fo:language="hr" fo:country="HR" fo:font-style="normal" officeooo:rsid="00364570" style:font-size-asian="11pt" style:language-asian="en" style:country-asian="US" style:font-style-asian="normal" style:font-name-complex="Times New Roman" style:font-size-complex="11pt" style:font-style-complex="normal"/>
    </style:style>
    <style:style style:name="T51" style:family="text">
      <style:text-properties fo:color="#000000" fo:font-size="11pt" fo:language="hr" fo:country="HR" fo:font-style="normal" officeooo:rsid="0037a7e7" style:font-size-asian="11pt" style:language-asian="en" style:country-asian="US" style:font-style-asian="normal" style:font-name-complex="Times New Roman" style:font-size-complex="11pt" style:font-style-complex="normal"/>
    </style:style>
    <style:style style:name="T52" style:family="text">
      <style:text-properties fo:color="#000000" fo:font-size="11pt" fo:language="hr" fo:country="HR" fo:font-style="normal" officeooo:rsid="00385af8" style:font-size-asian="11pt" style:language-asian="en" style:country-asian="US" style:font-style-asian="normal" style:font-name-complex="Times New Roman" style:font-size-complex="11pt" style:font-style-complex="normal"/>
    </style:style>
    <style:style style:name="T53" style:family="text">
      <style:text-properties fo:color="#000000" fo:font-size="11pt" fo:language="hr" fo:country="HR" fo:font-style="normal" officeooo:rsid="0038aebf" style:font-size-asian="11pt" style:language-asian="en" style:country-asian="US" style:font-style-asian="normal" style:font-name-complex="Times New Roman" style:font-size-complex="11pt" style:font-style-complex="normal"/>
    </style:style>
    <style:style style:name="T54" style:family="text">
      <style:text-properties fo:color="#000000" fo:font-size="11pt" fo:language="hr" fo:country="HR" fo:font-style="normal" officeooo:rsid="0038e8de" style:font-size-asian="11pt" style:language-asian="en" style:country-asian="US" style:font-style-asian="normal" style:font-name-complex="Times New Roman" style:font-size-complex="11pt" style:font-style-complex="normal"/>
    </style:style>
    <style:style style:name="T55" style:family="text">
      <style:text-properties fo:color="#000000" fo:font-size="11pt" fo:language="hr" fo:country="HR" fo:font-style="normal" officeooo:rsid="003ae6b6" style:font-size-asian="11pt" style:language-asian="en" style:country-asian="US" style:font-style-asian="normal" style:font-name-complex="Times New Roman" style:font-size-complex="11pt" style:font-style-complex="normal"/>
    </style:style>
    <style:style style:name="T56" style:family="text">
      <style:text-properties fo:color="#000000" fo:font-size="11pt" fo:language="hr" fo:country="HR" fo:font-style="normal" officeooo:rsid="003c0761" style:font-size-asian="11pt" style:language-asian="en" style:country-asian="US" style:font-style-asian="normal" style:font-name-complex="Times New Roman" style:font-size-complex="11pt" style:font-style-complex="normal"/>
    </style:style>
    <style:style style:name="T57" style:family="text">
      <style:text-properties fo:color="#000000" fo:font-size="11pt" fo:language="hr" fo:country="HR" fo:font-style="normal" officeooo:rsid="003de591" style:font-size-asian="11pt" style:language-asian="en" style:country-asian="US" style:font-style-asian="normal" style:font-name-complex="Times New Roman" style:font-size-complex="11pt" style:font-style-complex="normal"/>
    </style:style>
    <style:style style:name="T58" style:family="text">
      <style:text-properties fo:color="#000000" fo:font-size="11pt" fo:language="hr" fo:country="HR" fo:font-style="normal" officeooo:rsid="003fa406" style:font-size-asian="11pt" style:language-asian="en" style:country-asian="US" style:font-style-asian="normal" style:font-name-complex="Times New Roman" style:font-size-complex="11pt" style:font-style-complex="normal"/>
    </style:style>
    <style:style style:name="T59" style:family="text">
      <style:text-properties fo:color="#000000" fo:font-size="11pt" fo:language="hr" fo:country="HR" fo:font-style="normal" officeooo:rsid="003ff35e" style:font-size-asian="11pt" style:language-asian="en" style:country-asian="US" style:font-style-asian="normal" style:font-name-complex="Times New Roman" style:font-size-complex="11pt" style:font-style-complex="normal"/>
    </style:style>
    <style:style style:name="T60" style:family="text">
      <style:text-properties fo:color="#000000" fo:font-size="11pt" fo:language="hr" fo:country="HR" fo:font-style="normal" officeooo:rsid="004231b6" style:font-size-asian="11pt" style:language-asian="en" style:country-asian="US" style:font-style-asian="normal" style:font-name-complex="Times New Roman" style:font-size-complex="11pt" style:font-style-complex="normal"/>
    </style:style>
    <style:style style:name="T61" style:family="text">
      <style:text-properties officeooo:rsid="00248a77" style:font-name-asian="+mn-ea"/>
    </style:style>
    <style:style style:name="T62" style:family="text">
      <style:text-properties officeooo:rsid="004231b6"/>
    </style:style>
    <style:style style:name="T63" style:family="text">
      <style:text-properties officeooo:rsid="00440db2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hr" fo:country="H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zv. prof. dr. sc. Jan Šnajder</text:p>
      <text:p text:style-name="P2">Fakultet elektrotehnike i računarstva</text:p>
      <text:p text:style-name="P2">Sveučilište u Zagrebu</text:p>
      <text:p text:style-name="P2"/>
      <text:p text:style-name="P2">Zagreb, 2<text:span text:style-name="T63">4</text:span>. <text:span text:style-name="T1">veljače </text:span>20<text:span text:style-name="T1">20</text:span>.</text:p>
      <text:p text:style-name="P2"/>
      <text:p text:style-name="P2"/>
      <text:p text:style-name="P2"/>
      <text:p text:style-name="P2">Predmet:<text:tab/><text:span text:style-name="T1">Filip Boltužić</text:span>, <text:span text:style-name="T1">mag</text:span>. ing.</text:p>
      <text:p text:style-name="P2"><text:tab/><text:tab/>– pokretanje postupka ocjena doktorske disertacije –</text:p>
      <text:p text:style-name="P2"/>
      <text:p text:style-name="P2"/>
      <text:p text:style-name="P3">Suglasnost i mišljenje mentora </text:p>
      <text:p text:style-name="P3">o provedenom istraživanju i postignutom znanstvenom doprinosu doktorskog rada</text:p>
      <text:p text:style-name="P4"/>
      <text:p text:style-name="P7"><text:span text:style-name="T2">Doktorski rad </text:span><text:span text:style-name="T3">Filipa Boltužića</text:span><text:span text:style-name="T2">, </text:span><text:span text:style-name="T3">mag</text:span><text:span text:style-name="T2">. ing., pod naslovom </text:span><text:span text:style-name="T12">“</text:span><text:span text:style-name="T13">Computational </text:span><text:span text:style-name="T16">M</text:span><text:span text:style-name="T13">ethods for </text:span><text:span text:style-name="T16">A</text:span><text:span text:style-name="T13">rgumentation </text:span><text:span text:style-name="T16">M</text:span><text:span text:style-name="T13">ining of </text:span><text:span text:style-name="T16">C</text:span><text:span text:style-name="T13">laims in </text:span><text:span text:style-name="T16">I</text:span><text:span text:style-name="T13">nternet </text:span><text:span text:style-name="T16">D</text:span><text:span text:style-name="T13">iscussions</text:span><text:span text:style-name="T12">”</text:span><text:span text:style-name="T2"> (</text:span><text:span text:style-name="T12">“</text:span><text:span text:style-name="T14">Računalni postupci dubinske argumentativne analize tvrdnji u internetskim raspravama</text:span><text:span text:style-name="T12">”</text:span><text:span text:style-name="T2">) rezultat je istraživanja u području obrade prirodnog jezika s ciljem razvoja učinkovitih postupaka za strojno potpomognut</text:span><text:span text:style-name="T4">u </text:span><text:span text:style-name="T6">dubinsku </text:span><text:span text:style-name="T4">argumentativnu analizu </text:span><text:span text:style-name="T6">s primjenom u </text:span><text:span text:style-name="T7">strukturiranju </text:span><text:span text:style-name="T6">argumentacije i otkrivanju implicitnih tvrdnji u internetskim raspravama. </text:span><text:span text:style-name="T5"><text:s/></text:span><text:span text:style-name="T6">Analiza argumentacije provodi se radi stjecanja uvida u </text:span><text:span text:style-name="T7">argumentativnu strukturu rasprave</text:span><text:span text:style-name="T6">, što je od interesa za društvenoznanstvena istraživanja </text:span><text:span text:style-name="T7">koje se bave analizom</text:span><text:span text:style-name="T6"> </text:span><text:span text:style-name="T7">kritičkih tekstova</text:span><text:span text:style-name="T6">, za komercijalne i političke aktere posvećene istraživanju mišljenja javnosti, te djelatnike u obrazovanju koji se bave razvojem kritičkog razmišljanja. Metode strojnog učenja mogu znatno ubrzati postupak analize argumentacije</text:span><text:span text:style-name="T7">, otkriti implicitne tvrdnje, te omogućiti razne uvide temeljene na računalnim modelima. U tu svrhu su se posebno korisnima pokazali modeli zasnovani na strukturiranome predviđanju (engl. </text:span><text:span text:style-name="T15">structured prediction</text:span><text:span text:style-name="T17">) </text:span><text:span text:style-name="T18">–</text:span><text:span text:style-name="T7"> nadzirani modeli strojnog učenja koji </text:span><text:span text:style-name="T8">mogu prepoznavati složene strukture čime se modelira</text:span><text:span text:style-name="T10">ju</text:span><text:span text:style-name="T8"> semantičke veze u tekstu u svrhu prepoznavanja argumentativnih tvrdnji. </text:span></text:p>
      <text:p text:style-name="P12"><text:span text:style-name="T2">Metodološki naglasak rada jest na razvoju postupaka za strukturiranje tvrdnji pomoću računalnih ontologija, kojima se opisuju tematski specifični koncepti te generički obrasci tvrdnji</text:span><text:span text:style-name="T9"> za analizu argumentacije internetskih rasprava. </text:span><text:span text:style-name="T11">U svrhu </text:span><text:span text:style-name="T9">strukturiranja tvrdnji iz rasprave </text:span><text:span text:style-name="T11">razvijen je odgovarajući radni okvir</text:span><text:span text:style-name="T9"> za izgradnju tematski specifičnih računalnih ontologija i predložene su metoda za predviđanje i strukturiranje tvrdnji. </text:span></text:p>
      <text:p text:style-name="P8"><text:span text:style-name="T32">Doktorski je rad strukturiran na sljedeći način. U prvome, uvodnome poglavlju (</text:span><text:span text:style-name="T38">“1. Introduction”</text:span><text:span text:style-name="T32">) opisani <text:s/>su motivacija i ciljevi istraživanja te je dan pregled strukture rada. Nastavak rada konceptualno se dade razložiti u tri dijela. Prvi dio (Poglavlja 2 i 3) opisuju područje dubinske analize argumentacije, dosada predložene postupke dubinske analize argumentacije, te postupke strojnog učenja za </text:span><text:span text:style-name="T36">računalnu</text:span><text:span text:style-name="T32"> analizu argumentacije s naglaskom na metode zasnovane na </text:span><text:span text:style-name="T32"><office:annotation office:name="__Annotation__242_2159277023"><dc:creator>Unknown Author</dc:creator><dc:date>2020-02-21T17:37:55.115754465</dc:date><text:p text:style-name="P22"><text:span text:style-name="T64">nisam siguran kako se prevodi structured prediction</text:span></text:p></office:annotation></text:span><text:span text:style-name="T32">strukturiranom predviđanju</text:span><office:annotation-end office:name="__Annotation__242_2159277023"/><text:span text:style-name="T32">. </text:span><text:span text:style-name="T33">U drugom dijelu </text:span><text:span text:style-name="T32">(Poglavlja 4, 5 i 6) </text:span><text:span text:style-name="T33">opisana su</text:span><text:span text:style-name="T32"> </text:span><text:span text:style-name="T31">predistraživanja </text:span><text:span text:style-name="T33">koja ne pre</text:span><text:span text:style-name="T36">t</text:span><text:span text:style-name="T33">postavljaju </text:span><text:span text:style-name="T36">formalnu </text:span><text:span text:style-name="T33">strukturu tvrdnji, već se oslanjanju na metode </text:span><text:span text:style-name="T36">analize i pretraživanja teksta (engl. </text:span><text:span text:style-name="T45">natural language processing</text:span><text:span text:style-name="T60">) </text:span><text:span text:style-name="T48">prilikom</text:span><text:span text:style-name="T33"> dubinske analize argumentacije</text:span><text:span text:style-name="T31">. U trećem dijelu (Poglavlj</text:span><text:span text:style-name="T33">a</text:span><text:span text:style-name="T31"> </text:span><text:span text:style-name="T33">7, </text:span><text:span text:style-name="T31">8</text:span><text:span text:style-name="T33">, 9, 10</text:span><text:span text:style-name="T31">) </text:span><text:span text:style-name="T33">opisani su</text:span><text:span text:style-name="T31"> novopredloženi pristup modeliranja i strukturiranja tvrdnji pomoću računalnih ontologija</text:span><text:span text:style-name="T33">, radni okvir i programsk</text:span><text:span text:style-name="T36">a</text:span><text:span text:style-name="T33"> podršk</text:span><text:span text:style-name="T36">a</text:span><text:span text:style-name="T33"> za prepoznavanje i strukturiranje tvrdnji, te primjer analize argumentacije uz pomoć novopredloženog pristupa</text:span><text:span text:style-name="T31">. </text:span></text:p>
      <text:p text:style-name="P13"><text:span text:style-name="T31">U</text:span><text:span text:style-name="T30"> drugome poglavlju (</text:span><text:span text:style-name="T37">“2. Argumentation Mining”</text:span><text:span text:style-name="T46">) dan je kratak pregled područja dubinske analize argumentacije te su opisani u literaturi predloženi postupci za dubinsku analizu argumentacije. </text:span><text:span text:style-name="T47">Problem dubinske analize argumentacije podjeljen na dva potproblema: ekstrakciju i strukturiranje argumentativnih komponenti. Opisani su dosadašnji pristupi ektrakciji argumentativnih komponenti te strukturiranja argumentativnih komponenti. Na kraju poglavlja analiziraju se uočeni nedostaci postojećih metoda dubinske analize argumentacije. <text:s/></text:span><text:span text:style-name="T46">U trećem poglavlju (</text:span><text:span text:style-name="T37">“3. Methods and Tools for Argumentation Mining of Claims”</text:span><text:span text:style-name="T46">) opisani su postupci iz područja nadziranog i nenadziranog strojno učenja, kao i postupci strukturiranoga predviđanja. Dan je kratak pregled odabranih tema iz područja analize teksta i računalnih ontologija (engl. </text:span><text:span text:style-name="T37">ontolog</text:span><text:span text:style-name="T45">ies</text:span><text:span text:style-name="T46">). </text:span></text:p>
      <text:p text:style-name="P14"><text:soft-page-break/><text:span text:style-name="T49">U č</text:span><text:span text:style-name="T46">etvrto</text:span><text:span text:style-name="T49">me</text:span><text:span text:style-name="T46"> poglavlj</text:span><text:span text:style-name="T49">u</text:span><text:span text:style-name="T46"> (</text:span><text:span text:style-name="T37">“4. Claim Clustering”</text:span><text:span text:style-name="T46">)</text:span><text:span text:style-name="T37"> </text:span><text:span text:style-name="T49">predložen je postupak za pronalazak istaknutih tvrdnji</text:span><text:span text:style-name="T50"> u internetskim raspravama koristeći metode nenadziranog strojnog učenja. Prikupljen je i opisan skup podataka komentara </text:span><text:span text:style-name="T52">s pripadajućim istaknutim tvrdnjama </text:span><text:span text:style-name="T50">na internetskim raspravama o kontroverznim društvenopolitičkim temama. Predložena je metoda hijerarhijskog grupiranja komentara po semantičko</text:span><text:span text:style-name="T52">j</text:span><text:span text:style-name="T50"> sličnosti sadržaja, te su centroidi dobivenih grupa proglašeni istaknutim tvrdnjama. Eksperimentalno je provedeno kvantitativno i kvalitativno vrednovanje različitih metoda hijerarhijskog grupiranja komentara. Na kraju poglavlja analiziraju se uočeni nedostaci predloženog postupka uz prijedloge za daljnje istraživanje. <text:s/></text:span></text:p>
      <text:p text:style-name="P16"><text:span text:style-name="T46">Peto poglavlje </text:span><text:span text:style-name="T48">(</text:span><text:span text:style-name="T39">“</text:span><text:span text:style-name="T37">5</text:span><text:span text:style-name="T39">. </text:span><text:span text:style-name="T37">Prominent Claim Identification</text:span><text:span text:style-name="T39">”</text:span><text:span text:style-name="T48">)</text:span><text:span text:style-name="T50"> uvodi problem prepoznavanja istaknutih tvrdnji u tekstu. </text:span><text:span text:style-name="T51">Prikupljen je novi skup podataka s dvije internetske rasprave (</text:span><text:span text:style-name="T39">“</text:span><text:span text:style-name="T40">Gay rights</text:span><text:span text:style-name="T39">”</text:span><text:span text:style-name="T51"> i </text:span><text:span text:style-name="T39">“</text:span><text:span text:style-name="T40">Under God in pledge</text:span><text:span text:style-name="T39">”</text:span><text:span text:style-name="T51">)</text:span><text:span text:style-name="T40"> </text:span><text:span text:style-name="T51">koji sadrži parove istaknutih tvrdnji i komentar</text:span><text:span text:style-name="T60">e</text:span><text:span text:style-name="T51"> u kojima se te tvrdnje pojavljuju. Problem prepoznavanja istaknutih tvrdnji potom je definiran kao prepoznavanje odnosa komentara i istaknute tvrdnje. Predložene su metode nadziranog strojnog učenja koje su zasnovane <text:s/>na <text:s/>značajkama semantičke sličnosti i prisustva relacije logičke posljedice. Provedeno je eksperimentalno vrednovanje modela nad čitavim skupom podataka. Budući da </text:span><text:span text:style-name="T52">su predložene metode</text:span><text:span text:style-name="T51"> načelno domenski neovis</text:span><text:span text:style-name="T52">ne</text:span><text:span text:style-name="T51">, vrednovanje je </text:span><text:span text:style-name="T52">provedeno </text:span><text:span text:style-name="T51">na skupovima iz dviju različitih rasprava</text:span><text:span text:style-name="T41">. </text:span><text:span text:style-name="T52">Provedena je sistematična analiza grešaka predloženog modela, temeljem koje su predložena daljnja istraživanja. </text:span></text:p>
      <text:p text:style-name="P15"><text:span text:style-name="T52">U š</text:span><text:span text:style-name="T46">esto</text:span><text:span text:style-name="T52">m</text:span><text:span text:style-name="T46"> poglavlj</text:span><text:span text:style-name="T52">u</text:span><text:span text:style-name="T46"> </text:span><text:span text:style-name="T48">(</text:span><text:span text:style-name="T39">“</text:span><text:span text:style-name="T37">6</text:span><text:span text:style-name="T39">. </text:span><text:span text:style-name="T37">Deriving Implicit Claims</text:span><text:span text:style-name="T39">”</text:span><text:span text:style-name="T48">)</text:span><text:span text:style-name="T52">, na temelju uvida iz prethodna dva poglavlja,</text:span><text:span text:style-name="T39"> </text:span><text:span text:style-name="T52">analizira se problem pronalaska implicitnih informacija u tekst</text:span><text:span text:style-name="T53">ovima internetskih rasprava.</text:span><text:span text:style-name="T52"> Proširen je skup podataka opisan u četvrtome poglavlju označavanjem implicitnih tvrdnji između komentara i istaknute tvrdnje</text:span><text:span text:style-name="T53"> čime se, ukoliko već ne postoji, upotpunjuje logički slijed tvrdnji</text:span><text:span text:style-name="T52">. Proveden</text:span><text:span text:style-name="T53">e su kvalitativne i kvantitativne analize označenog skupa podataka implicitnih tvrdnji. Predložen je model nadziranog strojnog učenja koji rješava problem prepoznavanja istaknutih tvrdnji u tekstu, ali ovaj puta koristi implicitne tvrdnje, što se pokazalo iznimno korisnim. Kako je pokazana nedvojbena korisnost implicitnih tvrdnji, predložen je preliminarni model za pronalazak implicitnih tvrdnji</text:span><text:span text:style-name="T60">. Predloženi model samo je dodatno naglasio nedostatke nestrukturiranih pristupa</text:span><text:span text:style-name="T53"> </text:span><text:span text:style-name="T60">dubinskoj analizi argumentacije. </text:span></text:p>
      <text:p text:style-name="P9"><text:span text:style-name="T35">U s</text:span><text:span text:style-name="T34">edmo</text:span><text:span text:style-name="T35">m je</text:span><text:span text:style-name="T34"> poglavlj</text:span><text:span text:style-name="T35">u</text:span><text:span text:style-name="T34"> </text:span><text:span text:style-name="T48">(</text:span><text:span text:style-name="T39">“</text:span><text:span text:style-name="T42">7. Claim Segmentation</text:span><text:span text:style-name="T39">”</text:span><text:span text:style-name="T48">)</text:span><text:span text:style-name="T53"> </text:span><text:span text:style-name="T54">uveden pristup </text:span><text:span text:style-name="T53">strukturiranja tvrdnji. </text:span><text:span text:style-name="T54">Po uzoru na druge pristupe u dubinskoj analizi argumentacije, strukturiranje tvrdnje razloženo je u dva koraka: predviđanje i strukturiranje tvrdnji. Definira se problem predviđanja tvrdnji </text:span><text:span text:style-name="T55">uz pomoć </text:span><text:span text:style-name="T54">konceptualno sličn</text:span><text:span text:style-name="T55">ih</text:span><text:span text:style-name="T54"> problem</text:span><text:span text:style-name="T55">a</text:span><text:span text:style-name="T54"> iz područja analize teksta. </text:span><text:span text:style-name="T55">Predloženo je više modela nadziranog učenja zasnovanih na strukturiranom predviđanju za rješavanje problema </text:span><text:span text:style-name="T56">predviđanja sekvenci. </text:span><text:span text:style-name="T54">Skup podataka iz 4. poglavlja </text:span><text:span text:style-name="T56">dodatno je </text:span><text:span text:style-name="T54">prošir</text:span><text:span text:style-name="T56">en </text:span><text:span text:style-name="T57">oznakama </text:span><text:span text:style-name="T54">tvrdnj</text:span><text:span text:style-name="T57">i</text:span><text:span text:style-name="T54"> u komentarima. </text:span><text:span text:style-name="T56">Eksperimentalno su vrednovani predloženi modeli te je zaključeno kako metode strukturiranog predviđanja pomažu prilikom predviđanja tvrdnji. </text:span></text:p>
      <text:p text:style-name="P17"><text:span text:style-name="T46">Osmo poglavlje </text:span><text:span text:style-name="T48">(</text:span><text:span text:style-name="T39">“</text:span><text:span text:style-name="T37">8. Formalizing Claims</text:span><text:span text:style-name="T39">”</text:span><text:span text:style-name="T48">)</text:span><text:span text:style-name="T56"> uvodi strukturirane tvrdnje koja </text:span><text:span text:style-name="T57">ostvaruje razinu apstrakcije dovoljno visoku da smanji problem jezične varijabilnosti tvrdnji, ali dovoljno složenu da zadrži argumentativno relevantan sadržaj tvrdnje. Strukturirana tvrdnja definirana je kroz dvije razine računalne ontologije</text:span><text:span text:style-name="T58"> </text:span><text:span text:style-name="T57">kojima se opisuju tematski specifični koncepti te generički obrasci</text:span><text:span text:style-name="T58"> </text:span><text:span text:style-name="T57">tvrdnji.</text:span><text:span text:style-name="T58"> Koristeći definirana pravila strukturirane tvrdnje, ručno su strukturirane tvrdnje iz prethodnog poglavlja izradom t</text:span><text:span text:style-name="T57">ematski specifičn</text:span><text:span text:style-name="T58">e</text:span><text:span text:style-name="T57"> ontologija na temu </text:span><text:span text:style-name="T39">“</text:span><text:span text:style-name="T43">Marijuana legalization</text:span><text:span text:style-name="T39">”</text:span><text:span text:style-name="T44">. </text:span></text:p>
      <text:p text:style-name="P18"><text:span text:style-name="T58">U d</text:span><text:span text:style-name="T46">eveto</text:span><text:span text:style-name="T58">m</text:span><text:span text:style-name="T46"> </text:span><text:span text:style-name="T58">je </text:span><text:span text:style-name="T46">poglavlj</text:span><text:span text:style-name="T58">u</text:span><text:span text:style-name="T46"> </text:span><text:span text:style-name="T48">(</text:span><text:span text:style-name="T39">“</text:span><text:span text:style-name="T37">9. Claim Structuring</text:span><text:span text:style-name="T39">”</text:span><text:span text:style-name="T48">)</text:span><text:span text:style-name="T58"> upotpunjen radni okvir za prepoznavanje i strukturiranje tvrdnji. Predložen je niz modela zasnovanih na nadziranom strojnom učenju za strukturiranje tvrdnji, s naglaskom na modele strukturiranog predviđanja. Također je, uz hipotezu da </text:span><text:span text:style-name="T58"><office:annotation office:name="__Annotation__341_2159277023"><dc:creator>Unknown Author</dc:creator><dc:date>2020-02-21T23:59:24.545325320</dc:date><text:p text:style-name="P22"><text:span text:style-name="T64">Ovo bi trebalo elegantnije reći</text:span></text:p></office:annotation></text:span><text:span text:style-name="T58">treniranje modela sa višestrukim ciljevima pospješuje performanse</text:span><office:annotation-end office:name="__Annotation__341_2159277023"/><text:span text:style-name="T58">, predložen je i model koji istodobno prepoznaje i strukturira tvrdnje. Provedeno je eksperimetalno vrednovanje svih predloženih modela, gdje su se najboljima pokazali modeli strukturiranog predviđanja. </text:span></text:p>
      <text:p text:style-name="P19"><text:span text:style-name="T46">Deseto poglavlje </text:span><text:span text:style-name="T48">(</text:span><text:span text:style-name="T39">“</text:span><text:span text:style-name="T37">10. Analysis using Formalized Claims</text:span><text:span text:style-name="T39">”</text:span><text:span text:style-name="T48">)</text:span><text:span text:style-name="T39"> </text:span><text:span text:style-name="T58">demonstira primjer dubinske analize argumentacije koristeći strukturirane tvrdnje. </text:span><text:span text:style-name="T59">Pokazan je alternativan, </text:span><text:span text:style-name="T59"><office:annotation office:name="__Annotation__348_2159277023"><dc:creator>Unknown Author</dc:creator><dc:date>2020-02-22T00:08:19.022628840</dc:date><text:p text:style-name="P22"><text:span text:style-name="T64">logičkom posljedicom?</text:span></text:p></office:annotation></text:span><text:span text:style-name="T59">logički</text:span><office:annotation-end office:name="__Annotation__348_2159277023"/><text:span text:style-name="T59">, način dohvaćanja implicitnih tvrdnji naspram </text:span><text:span text:style-name="T60">nestrukturiranog</text:span><text:span text:style-name="T59"> pristupa iz 6. poglavlja. Kako bi se pokazale potencijalne primjene strukturiranih tvrdnji, obavljene su tematski specifične analize otkrivanjem najučestalijih tvrdnji u raspravi, te grupiranjem sudionika rasprave temeljem zajedničkih tvrdnji. </text:span></text:p>
      <text:p text:style-name="P8"><text:soft-page-break/><text:span text:style-name="T19">Posljednje, </text:span><text:span text:style-name="T23">jedanaesto </text:span><text:span text:style-name="T19">poglavlje (</text:span><text:span text:style-name="T28">“</text:span><text:span text:style-name="T29">11</text:span><text:span text:style-name="T28">. </text:span><text:span text:style-name="T29">Conclusion</text:span><text:span text:style-name="T28">”</text:span><text:span text:style-name="T19">) iznosi zaključak i smjernice za buduće istraživanje.</text:span></text:p>
      <text:p text:style-name="P20"><text:span text:style-name="T19">Mišljenja sam da je Filip Boltužić, mag. ing., proveo sustavno istraživanje i obradio zadanu temu. Rezultate istraživanja </text:span><text:span text:style-name="T24">predao je na recenziju</text:span><text:span text:style-name="T22"> </text:span><text:span text:style-name="T19">u </text:span><text:span text:style-name="T19"><office:annotation office:name="__Annotation__251_2159277023"><dc:creator>Unknown Author</dc:creator><dc:date>2020-02-21T18:26:06.393044884</dc:date><text:p text:style-name="P22"><text:span text:style-name="T65">Da stavimo tu dva ili jedan? Je li u redu reći “predao na recenziju” pošto je “objavio” puno jača izjava?</text:span></text:p></office:annotation></text:span><text:span text:style-name="T19">dva rada u međunarod</text:span><text:span text:style-name="T21">nim</text:span><text:span text:style-name="T19"> časopisima</text:span><office:annotation-end office:name="__Annotation__251_2159277023"/><text:span text:style-name="T19"> indeksiranima u bazi </text:span><text:span text:style-name="T28">Science Citation Index Expanded </text:span><text:span text:style-name="T20">te </text:span><text:span text:style-name="T24">objavio </text:span><text:span text:style-name="T19">četiri rada u zbornicima međunarodnih znanstvenih skupova. Ocjenjujem</text:span><text:span text:style-name="T20"> da je ostvaren izvorni znanstveni doprinos koji se sastoji od sljedećeg:</text:span></text:p>
      <text:list xml:id="list4291015749" text:style-name="L1">
        <text:list-item>
          <text:p text:style-name="P5"><text:span text:style-name="T25">Postupak modeliranja internetske rasprave ontologijom u dvije razine, gdje prva razina sadrži tematski specifično znanje rasprave, dok</text:span><text:span text:style-name="T27"> </text:span><text:span text:style-name="T25">druga razina modelira obrasce tvrdnji, s ciljem strukturiranja tvrdnji u oblik pogodan za daljnju argumentativnu analizu</text:span><text:span text:style-name="T27">; </text:span></text:p>
        </text:list-item>
        <text:list-item>
          <text:p text:style-name="P6"><text:span text:style-name="T25">Računalni postupak za prepoznavanje i strukturiranje argumentativnih tvrdnji temeljen na metodama nadziranoga strojnog učenja;</text:span><text:span text:style-name="T27"> </text:span></text:p>
        </text:list-item>
        <text:list-item>
          <text:p text:style-name="P6"><text:span text:style-name="T25">Radni okvir i odgovarajuća programska podrška za računalno potpomognutu analizu tvrdnji koja povezuje korake prepoznavanja,</text:span><text:span text:style-name="T26"> </text:span><text:span text:style-name="T25">strukturiranja i analize tvrdnji.</text:span></text:p>
        </text:list-item>
      </text:list>
      <text:p text:style-name="P10"><text:span text:style-name="T61">U skladu s navedenim suglasan sam s pokretanjem postupka ocjene doktorskoga rada Filipa Boltužića, mag. ing.</text:span></text:p>
      <text:p text:style-name="P21"/>
      <text:p text:style-name="P21"/>
      <text:p text:style-name="P11">Izv. prof. dr. sc. Jan Šnaj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+mn-ea" svg:font-family="+mn-ea, 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2z0" style:family="text">
      <style:text-properties style:font-name="Times New Roman" fo:font-family="'Times New Roman'" style:font-family-generic="roman" style:font-pitch="variable" fo:font-size="11pt" fo:language="hr" fo:country="HR" style:font-name-asian="+mn-ea" style:font-family-asian="+mn-ea, 'Times New Roman'" style:font-family-generic-asian="roman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39:49.578527938</meta:creation-date>
    <dc:date>2020-02-22T00:48:34.407493615</dc:date>
    <meta:editing-duration>PT56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26" meta:word-count="1240" meta:character-count="9872" meta:non-whitespace-character-count="8636"/>
  </office:meta>
</office:document-meta>
</file>